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9306in" fo:margin-left="0in" table:align="left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5.055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306in" fo:margin-left="0in" table:align="left"/>
    </style:style>
    <style:style style:name="Table3.A" style:family="table-column">
      <style:table-column-properties style:column-width="2.5556in"/>
    </style:style>
    <style:style style:name="Table3.B" style:family="table-column">
      <style:table-column-properties style:column-width="4.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d90c" officeooo:paragraph-rsid="0019d90c"/>
    </style:style>
    <style:style style:name="P2" style:family="paragraph" style:parent-style-name="Standard">
      <style:text-properties officeooo:rsid="001c6cda" officeooo:paragraph-rsid="001d7da1"/>
    </style:style>
    <style:style style:name="P3" style:family="paragraph" style:parent-style-name="Table_20_Contents">
      <style:text-properties officeooo:rsid="00201f06" officeooo:paragraph-rsid="00247c3c"/>
    </style:style>
    <style:style style:name="P4" style:family="paragraph" style:parent-style-name="Table_20_Contents">
      <style:text-properties fo:font-weight="bold" officeooo:rsid="00247c3c" officeooo:paragraph-rsid="00247c3c" style:font-weight-asian="bold" style:font-weight-complex="bold"/>
    </style:style>
    <style:style style:name="P5" style:family="paragraph" style:parent-style-name="Table_20_Contents">
      <style:text-properties fo:font-weight="bold" officeooo:rsid="001d7da1" officeooo:paragraph-rsid="00201f06" style:font-weight-asian="bold" style:font-weight-complex="bold"/>
    </style:style>
    <style:style style:name="P6" style:family="paragraph" style:parent-style-name="Table_20_Contents">
      <style:text-properties fo:font-weight="bold" officeooo:rsid="0025fce0" officeooo:paragraph-rsid="0025fce0" style:font-weight-asian="bold" style:font-weight-complex="bold"/>
    </style:style>
    <style:style style:name="P7" style:family="paragraph" style:parent-style-name="Table_20_Contents">
      <style:text-properties officeooo:rsid="00221061" officeooo:paragraph-rsid="00247c3c"/>
    </style:style>
    <style:style style:name="P8" style:family="paragraph" style:parent-style-name="Table_20_Contents">
      <style:text-properties officeooo:rsid="00247c3c" officeooo:paragraph-rsid="00247c3c"/>
    </style:style>
    <style:style style:name="P9" style:family="paragraph" style:parent-style-name="Table_20_Contents">
      <style:text-properties fo:font-weight="normal" officeooo:rsid="0027d0b8" officeooo:paragraph-rsid="0027d0b8" style:font-weight-asian="normal" style:font-weight-complex="normal"/>
    </style:style>
    <style:style style:name="P10" style:family="paragraph" style:parent-style-name="Table_20_Contents">
      <style:text-properties officeooo:rsid="0025fce0" officeooo:paragraph-rsid="0025fce0"/>
    </style:style>
    <style:style style:name="P11" style:family="paragraph" style:parent-style-name="Table_20_Contents">
      <style:text-properties officeooo:rsid="0027d0b8" officeooo:paragraph-rsid="0027d0b8"/>
    </style:style>
    <style:style style:name="P12" style:family="paragraph" style:parent-style-name="Standard">
      <style:text-properties fo:font-weight="bold" officeooo:rsid="00188199" officeooo:paragraph-rsid="00188199" style:font-weight-asian="bold" style:font-weight-complex="bold"/>
    </style:style>
    <style:style style:name="P13" style:family="paragraph" style:parent-style-name="Standard">
      <style:text-properties fo:font-weight="bold" officeooo:rsid="002d25cb" officeooo:paragraph-rsid="002d25cb" style:font-weight-asian="bold" style:font-weight-complex="bold"/>
    </style:style>
    <style:style style:name="P14" style:family="paragraph" style:parent-style-name="Standard">
      <style:text-properties fo:font-weight="bold" officeooo:rsid="001e8629" officeooo:paragraph-rsid="0030a83b" style:font-weight-asian="bold" style:font-weight-complex="bold"/>
    </style:style>
    <style:style style:name="P15" style:family="paragraph" style:parent-style-name="Standard" style:list-style-name="L17">
      <style:text-properties fo:font-weight="bold" officeooo:rsid="00325286" officeooo:paragraph-rsid="00325286" style:font-weight-asian="bold" style:font-weight-complex="bold"/>
    </style:style>
    <style:style style:name="P16" style:family="paragraph" style:parent-style-name="Standard" style:list-style-name="L17">
      <style:text-properties fo:font-weight="bold" officeooo:rsid="00377c5e" officeooo:paragraph-rsid="00377c5e" style:font-weight-asian="bold" style:font-weight-complex="bold"/>
    </style:style>
    <style:style style:name="P17" style:family="paragraph" style:parent-style-name="Standard">
      <style:text-properties officeooo:rsid="001c6cda" officeooo:paragraph-rsid="001c6cda"/>
    </style:style>
    <style:style style:name="P18" style:family="paragraph" style:parent-style-name="Standard" style:list-style-name="L24">
      <style:text-properties officeooo:rsid="001c6cda" officeooo:paragraph-rsid="003028b4"/>
    </style:style>
    <style:style style:name="P19" style:family="paragraph" style:parent-style-name="Standard" style:list-style-name="L24">
      <style:text-properties officeooo:rsid="001c6cda" officeooo:paragraph-rsid="0030307c"/>
    </style:style>
    <style:style style:name="P20" style:family="paragraph" style:parent-style-name="Standard">
      <style:text-properties officeooo:rsid="001c6cda" officeooo:paragraph-rsid="003028b4"/>
    </style:style>
    <style:style style:name="P21" style:family="paragraph" style:parent-style-name="Standard" style:list-style-name="L15">
      <style:text-properties officeooo:rsid="001e8629" officeooo:paragraph-rsid="00257970"/>
    </style:style>
    <style:style style:name="P22" style:family="paragraph" style:parent-style-name="Standard" style:list-style-name="L24">
      <style:text-properties officeooo:rsid="001e8629" officeooo:paragraph-rsid="002e57d4"/>
    </style:style>
    <style:style style:name="P23" style:family="paragraph" style:parent-style-name="Standard" style:list-style-name="L24">
      <style:text-properties officeooo:rsid="001e8629" officeooo:paragraph-rsid="0030307c"/>
    </style:style>
    <style:style style:name="P24" style:family="paragraph" style:parent-style-name="Standard">
      <style:text-properties officeooo:rsid="002ba1ec" officeooo:paragraph-rsid="001c6cda"/>
    </style:style>
    <style:style style:name="P25" style:family="paragraph" style:parent-style-name="Standard">
      <style:text-properties officeooo:rsid="002ba1ec" officeooo:paragraph-rsid="002ba1ec"/>
    </style:style>
    <style:style style:name="P26" style:family="paragraph" style:parent-style-name="Standard">
      <style:text-properties fo:font-size="28pt" fo:font-weight="bold" officeooo:rsid="00188199" officeooo:paragraph-rsid="00188199" style:font-size-asian="28pt" style:font-weight-asian="bold" style:font-size-complex="28pt" style:font-weight-complex="bold"/>
    </style:style>
    <style:style style:name="P27" style:family="paragraph" style:parent-style-name="Standard">
      <style:paragraph-properties fo:text-align="end" style:justify-single-word="false"/>
      <style:text-properties fo:font-size="11pt" fo:font-weight="bold" officeooo:rsid="002d25cb" officeooo:paragraph-rsid="002d25cb" style:font-size-asian="11pt" style:font-weight-asian="bold" style:font-size-complex="11pt" style:font-weight-complex="bold"/>
    </style:style>
    <style:style style:name="P28" style:family="paragraph" style:parent-style-name="Standard">
      <style:text-properties fo:font-weight="normal" officeooo:rsid="001e8629" officeooo:paragraph-rsid="00325286" style:font-weight-asian="normal" style:font-weight-complex="normal"/>
    </style:style>
    <style:style style:name="P29" style:family="paragraph" style:parent-style-name="Standard" style:list-style-name="L32">
      <style:text-properties fo:font-weight="normal" officeooo:rsid="001e8629" officeooo:paragraph-rsid="00377c5e" style:font-weight-asian="normal" style:font-weight-complex="normal"/>
    </style:style>
    <style:style style:name="P30" style:family="paragraph" style:parent-style-name="Standard" style:list-style-name="L30">
      <style:text-properties fo:font-weight="normal" officeooo:rsid="0034318b" officeooo:paragraph-rsid="0034318b" style:font-weight-asian="normal" style:font-weight-complex="normal"/>
    </style:style>
    <style:style style:name="P31" style:family="paragraph" style:parent-style-name="Standard" style:list-style-name="L30">
      <style:text-properties fo:font-weight="normal" officeooo:rsid="0034318b" officeooo:paragraph-rsid="0034f55c" style:font-weight-asian="normal" style:font-weight-complex="normal"/>
    </style:style>
    <style:style style:name="P32" style:family="paragraph" style:parent-style-name="Standard" style:list-style-name="L32">
      <style:text-properties fo:font-weight="normal" officeooo:rsid="00377c5e" officeooo:paragraph-rsid="00377c5e" style:font-weight-asian="normal" style:font-weight-complex="normal"/>
    </style:style>
    <style:style style:name="P33" style:family="paragraph" style:parent-style-name="Standard" style:list-style-name="L34">
      <style:text-properties fo:font-weight="normal" officeooo:paragraph-rsid="0039134d" style:font-weight-asian="normal" style:font-weight-complex="normal"/>
    </style:style>
    <style:style style:name="P34" style:family="paragraph" style:parent-style-name="Standard" style:list-style-name="L33">
      <style:text-properties fo:font-weight="normal" officeooo:rsid="0039134d" officeooo:paragraph-rsid="0039134d" style:font-weight-asian="normal" style:font-weight-complex="normal"/>
    </style:style>
    <style:style style:name="P35" style:family="paragraph" style:parent-style-name="Standard" style:list-style-name="L34">
      <style:text-properties fo:font-weight="normal" officeooo:rsid="0039134d" officeooo:paragraph-rsid="0039134d" style:font-weight-asian="normal" style:font-weight-complex="normal"/>
    </style:style>
    <style:style style:name="P36" style:family="paragraph" style:parent-style-name="Standard" style:list-style-name="L34">
      <style:text-properties fo:font-weight="normal" officeooo:rsid="0039cef4" officeooo:paragraph-rsid="0039cef4" style:font-weight-asian="normal" style:font-weight-complex="normal"/>
    </style:style>
    <style:style style:name="P37" style:family="paragraph" style:parent-style-name="Standard" style:list-style-name="L33">
      <style:text-properties fo:font-weight="normal" officeooo:rsid="003bc56f" officeooo:paragraph-rsid="003bc56f" style:font-weight-asian="normal" style:font-weight-complex="normal"/>
    </style:style>
    <style:style style:name="P38" style:family="paragraph" style:parent-style-name="Standard" style:list-style-name="L33">
      <style:text-properties fo:font-weight="normal" officeooo:rsid="003bc56f" officeooo:paragraph-rsid="003da935" style:font-weight-asian="normal" style:font-weight-complex="normal"/>
    </style:style>
    <style:style style:name="P39" style:family="paragraph" style:parent-style-name="Standard" style:list-style-name="L18">
      <style:text-properties officeooo:paragraph-rsid="0030a83b"/>
    </style:style>
    <style:style style:name="P40" style:family="paragraph" style:parent-style-name="Standard">
      <style:text-properties fo:font-size="18pt" fo:font-weight="bold" officeooo:rsid="002e57d4" officeooo:paragraph-rsid="002e57d4" style:font-size-asian="18pt" style:font-weight-asian="bold" style:font-size-complex="18pt" style:font-weight-complex="bold"/>
    </style:style>
    <style:style style:name="P41" style:family="paragraph" style:parent-style-name="Standard" style:list-style-name="L24">
      <style:text-properties officeooo:paragraph-rsid="002e57d4"/>
    </style:style>
    <style:style style:name="P42" style:family="paragraph" style:parent-style-name="Standard" style:list-style-name="L24">
      <style:text-properties officeooo:paragraph-rsid="003028b4"/>
    </style:style>
    <style:style style:name="P43" style:family="paragraph" style:parent-style-name="Standard">
      <style:text-properties officeooo:rsid="003028b4" officeooo:paragraph-rsid="003028b4"/>
    </style:style>
    <style:style style:name="P44" style:family="paragraph" style:parent-style-name="Standard" style:list-style-name="L25">
      <style:text-properties officeooo:paragraph-rsid="003028b4"/>
    </style:style>
    <style:style style:name="P45" style:family="paragraph" style:parent-style-name="Standard">
      <style:text-properties officeooo:paragraph-rsid="003028b4"/>
    </style:style>
    <style:style style:name="P46" style:family="paragraph" style:parent-style-name="Standard" style:list-style-name="L24">
      <style:text-properties officeooo:rsid="0030307c" officeooo:paragraph-rsid="0030307c"/>
    </style:style>
    <style:style style:name="P47" style:family="paragraph" style:parent-style-name="Standard" style:list-style-name="L32">
      <style:text-properties officeooo:rsid="00377c5e" officeooo:paragraph-rsid="00377c5e"/>
    </style:style>
    <style:style style:name="P48" style:family="paragraph" style:parent-style-name="Table_20_Contents" style:list-style-name="L17">
      <style:text-properties fo:font-weight="bold" officeooo:paragraph-rsid="002e57d4" style:font-weight-asian="bold" style:font-weight-complex="bold"/>
    </style:style>
    <style:style style:name="P49" style:family="paragraph" style:parent-style-name="Table_20_Contents" style:list-style-name="L6">
      <style:text-properties officeooo:paragraph-rsid="003028b4"/>
    </style:style>
    <style:style style:name="P50" style:family="paragraph" style:parent-style-name="Table_20_Contents" style:list-style-name="L6">
      <style:text-properties officeooo:rsid="00201f06" officeooo:paragraph-rsid="00201f06"/>
    </style:style>
    <style:style style:name="P51" style:family="paragraph" style:parent-style-name="Table_20_Contents" style:list-style-name="L9">
      <style:text-properties officeooo:rsid="0025fce0" officeooo:paragraph-rsid="0027d0b8"/>
    </style:style>
    <style:style style:name="P52" style:family="paragraph" style:parent-style-name="Table_20_Contents" style:list-style-name="L9">
      <style:text-properties officeooo:rsid="0027d0b8" officeooo:paragraph-rsid="0027d0b8"/>
    </style:style>
    <style:style style:name="P53" style:family="paragraph" style:parent-style-name="Table_20_Contents" style:list-style-name="L10">
      <style:text-properties officeooo:rsid="0027d0b8" officeooo:paragraph-rsid="0027d0b8"/>
    </style:style>
    <style:style style:name="P54" style:family="paragraph" style:parent-style-name="Table_20_Contents" style:list-style-name="L12">
      <style:text-properties officeooo:rsid="0027d0b8" officeooo:paragraph-rsid="0027d0b8"/>
    </style:style>
    <style:style style:name="P55" style:family="paragraph" style:parent-style-name="Table_20_Contents">
      <style:text-properties officeooo:rsid="001de4be" officeooo:paragraph-rsid="00257970"/>
    </style:style>
    <style:style style:name="P56" style:family="paragraph" style:parent-style-name="Table_20_Contents" style:list-style-name="L18">
      <style:text-properties officeooo:paragraph-rsid="003028b4"/>
    </style:style>
    <style:style style:name="P57" style:family="paragraph" style:parent-style-name="Table_20_Contents" style:list-style-name="L22">
      <style:text-properties officeooo:paragraph-rsid="002e57d4"/>
    </style:style>
    <style:style style:name="P58" style:family="paragraph" style:parent-style-name="Table_20_Contents" style:list-style-name="L17">
      <style:text-properties officeooo:paragraph-rsid="002e57d4"/>
    </style:style>
    <style:style style:name="P59" style:family="paragraph" style:parent-style-name="Table_20_Contents" style:list-style-name="L26">
      <style:text-properties officeooo:paragraph-rsid="003028b4"/>
    </style:style>
    <style:style style:name="P60" style:family="paragraph" style:parent-style-name="Table_20_Contents" style:list-style-name="L27">
      <style:text-properties officeooo:paragraph-rsid="003028b4"/>
    </style:style>
    <style:style style:name="P61" style:family="paragraph" style:parent-style-name="Table_20_Contents" style:list-style-name="L28">
      <style:text-properties officeooo:rsid="003028b4" officeooo:paragraph-rsid="003028b4"/>
    </style:style>
    <style:style style:name="P62" style:family="paragraph" style:parent-style-name="Table_20_Contents" style:list-style-name="L28">
      <style:text-properties officeooo:paragraph-rsid="003028b4"/>
    </style:style>
    <style:style style:name="P63" style:family="paragraph" style:parent-style-name="Table_20_Contents" style:list-style-name="L6">
      <style:text-properties fo:font-weight="normal" officeooo:paragraph-rsid="00247c3c" style:font-weight-asian="normal" style:font-weight-complex="normal"/>
    </style:style>
    <style:style style:name="P64" style:family="paragraph" style:parent-style-name="Table_20_Contents" style:list-style-name="L29">
      <style:text-properties fo:font-weight="normal" officeooo:paragraph-rsid="00257970" style:font-weight-asian="normal" style:font-weight-complex="normal"/>
    </style:style>
    <style:style style:name="T1" style:family="text">
      <style:text-properties officeooo:rsid="001de4be"/>
    </style:style>
    <style:style style:name="T2" style:family="text">
      <style:text-properties officeooo:rsid="001e8629"/>
    </style:style>
    <style:style style:name="T3" style:family="text">
      <style:text-properties fo:font-weight="bold" officeooo:rsid="00188199" style:font-weight-asian="bold" style:font-weight-complex="bold"/>
    </style:style>
    <style:style style:name="T4" style:family="text">
      <style:text-properties fo:font-weight="bold" officeooo:rsid="001c6cda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e8629" style:font-weight-asian="normal" style:font-weight-complex="normal"/>
    </style:style>
    <style:style style:name="T7" style:family="text">
      <style:text-properties fo:font-weight="normal" officeooo:rsid="001c6cda" style:font-weight-asian="normal" style:font-weight-complex="normal"/>
    </style:style>
    <style:style style:name="T8" style:family="text">
      <style:text-properties fo:font-weight="normal" officeooo:rsid="0019d90c" style:font-weight-asian="normal" style:font-weight-complex="normal"/>
    </style:style>
    <style:style style:name="T9" style:family="text">
      <style:text-properties fo:font-weight="normal" officeooo:rsid="00188199" style:font-weight-asian="normal" style:font-weight-complex="normal"/>
    </style:style>
    <style:style style:name="T10" style:family="text">
      <style:text-properties fo:font-weight="normal" officeooo:rsid="0030307c" style:font-weight-asian="normal" style:font-weight-complex="normal"/>
    </style:style>
    <style:style style:name="T11" style:family="text">
      <style:text-properties officeooo:rsid="00201f06"/>
    </style:style>
    <style:style style:name="T12" style:family="text">
      <style:text-properties officeooo:rsid="00227c8d"/>
    </style:style>
    <style:style style:name="T13" style:family="text">
      <style:text-properties officeooo:rsid="0027d0b8"/>
    </style:style>
    <style:style style:name="T14" style:family="text">
      <style:text-properties officeooo:rsid="002ba1ec"/>
    </style:style>
    <style:style style:name="T15" style:family="text">
      <style:text-properties officeooo:rsid="002d25cb"/>
    </style:style>
    <style:style style:name="T16" style:family="text">
      <style:text-properties style:text-position="super 58%"/>
    </style:style>
    <style:style style:name="T17" style:family="text">
      <style:text-properties officeooo:rsid="00188199"/>
    </style:style>
    <style:style style:name="T18" style:family="text">
      <style:text-properties officeooo:rsid="003028b4"/>
    </style:style>
    <style:style style:name="T19" style:family="text">
      <style:text-properties fo:font-size="12pt" fo:font-weight="normal" officeooo:rsid="001c6cda" style:font-size-asian="12pt" style:font-weight-asian="normal" style:font-size-complex="12pt" style:font-weight-complex="normal"/>
    </style:style>
    <style:style style:name="T20" style:family="text">
      <style:text-properties officeooo:rsid="0030307c"/>
    </style:style>
    <style:style style:name="T21" style:family="text">
      <style:text-properties officeooo:rsid="0030a83b"/>
    </style:style>
    <style:style style:name="T22" style:family="text">
      <style:text-properties officeooo:rsid="00334392"/>
    </style:style>
    <style:style style:name="T23" style:family="text">
      <style:text-properties officeooo:rsid="0034f55c"/>
    </style:style>
    <style:style style:name="T24" style:family="text">
      <style:text-properties officeooo:rsid="003913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/>
      <text:p text:style-name="P27">Version 1</text:p>
      <text:p text:style-name="P27">2<text:span text:style-name="T16">nd</text:span> November, 2017</text:p>
      <text:p text:style-name="P27">Author: Zione Bwetu, Nomsa Kamgwira and Sydney Kambona</text:p>
      <text:p text:style-name="P27"/>
      <text:p text:style-name="P26">Super user orientation to new users</text:p>
      <text:p text:style-name="P26"/>
      <text:p text:style-name="P13">INTRODUCTION</text:p>
      <text:p text:style-name="P17">The document highlight<text:span text:style-name="T15">s</text:span> the role and responsibilities of a super user on a facility. <text:span text:style-name="T14">The super user will be a first line of contact for help desk. All issues on the facility will be reported to him/her and he/she will provide feedback on the system performance to help desk.</text:span></text:p>
      <text:p text:style-name="P24"/>
      <text:p text:style-name="P25">This exercise has been put in place to ensure maximum performance of the system. The document explains the first line of troubleshooting that a super user will conduct before an officer arrive<text:span text:style-name="T15">s</text:span> on the facility for support. </text:p>
      <text:p text:style-name="P25"/>
      <text:p text:style-name="P40">Super User Activities</text:p>
      <text:list xml:id="list2889601182599857427" text:style-name="L17">
        <text:list-item>
          <text:p text:style-name="P58"><text:span text:style-name="T4">On job Training</text:span></text:p>
        </text:list-item>
      </text:list>
      <text:list xml:id="list7594196874872298991" text:style-name="L26">
        <text:list-item>
          <text:p text:style-name="P59"><text:span text:style-name="T19">Responsible for training new user on how to use the system</text:span></text:p>
        </text:list-item>
      </text:list>
      <text:list xml:id="list4363763755096421941" text:style-name="L22">
        <text:list-header>
          <text:p text:style-name="P57"><text:span text:style-name="T7"/></text:p>
        </text:list-header>
      </text:list>
      <text:list xml:id="list101229829509268" text:continue-list="list2889601182599857427" text:style-name="L17">
        <text:list-item>
          <text:p text:style-name="P58"><text:span text:style-name="T4">Set system properties</text:span></text:p>
        </text:list-item>
      </text:list>
      <text:list xml:id="list9097903651074935178" text:style-name="L25">
        <text:list-item>
          <text:p text:style-name="P44"><text:span text:style-name="T8">provide any system feature or additional point requests made by users.</text:span></text:p>
          <text:p text:style-name="P44"><text:span text:style-name="T8"/></text:p>
        </text:list-item>
      </text:list>
      <text:list xml:id="list101229885528482" text:continue-list="list101229829509268" text:style-name="L17">
        <text:list-item>
          <text:p text:style-name="P58"><text:span text:style-name="T3">Managing user accounts</text:span></text:p>
        </text:list-item>
      </text:list>
      <text:list xml:id="list5758298433660971865" text:style-name="L24">
        <text:list-item>
          <text:p text:style-name="P41"><text:span text:style-name="T6">C</text:span><text:span text:style-name="T17">reating user accounts</text:span></text:p>
          <text:list>
            <text:list-item>
              <text:p text:style-name="P22">select administration &gt; user Accounts/Settings &gt; create user</text:p>
            </text:list-item>
          </text:list>
          <text:p text:style-name="P22"/>
        </text:list-item>
        <text:list-item>
          <text:p text:style-name="P19"><text:span text:style-name="T18">A</text:span>ctivating and deactivating users <text:span text:style-name="T20">(OPD application)</text:span></text:p>
          <text:list>
            <text:list-item>
              <text:p text:style-name="P23">select administration &gt; user Accounts/Settings &gt; <text:span text:style-name="T20">view users &gt; activate / Block / Retire </text:span></text:p>
            </text:list-item>
          </text:list>
        </text:list-item>
      </text:list>
      <text:p text:style-name="P43"/>
      <text:list xml:id="list101229076603174" text:continue-numbering="true" text:style-name="L24">
        <text:list-item>
          <text:p text:style-name="P18"><text:span text:style-name="T18">S</text:span>etting user roles</text:p>
          <text:list>
            <text:list-item>
              <text:p text:style-name="P42"><text:span text:style-name="T9">select administration &gt; <text:s/>user Accounts/Settings &gt; set user roles &gt; select user &gt; finish &gt; assign role(s) </text:span><text:span text:style-name="T10">&gt; finish</text:span></text:p>
            </text:list-item>
          </text:list>
        </text:list-item>
      </text:list>
      <text:p text:style-name="P45"><text:span text:style-name="T9"/></text:p>
      <text:list xml:id="list101229964472506" text:continue-numbering="true" text:style-name="L24">
        <text:list-item>
          <text:p text:style-name="P46"><text:span text:style-name="T9">r</text:span><text:span text:style-name="T5">esetting password </text:span></text:p>
          <text:list>
            <text:list-item>
              <text:p text:style-name="P23"><text:span text:style-name="T20">s</text:span>elect administration &gt; user Accounts/Settings &gt; <text:span text:style-name="T20">change password &gt;(enter the new password) &gt; finish</text:span></text:p>
              <text:p text:style-name="P23"/>
            </text:list-item>
          </text:list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list xml:id="list101229787346800" text:continue-list="list101229885528482" text:style-name="L17">
        <text:list-item>
          <text:p text:style-name="P16">Running <text:span text:style-name="T24">Facility </text:span>Report<text:span text:style-name="T24">s (refer to Facility Report SOP)</text:span></text:p>
        </text:list-item>
      </text:list>
      <text:list xml:id="list6580881566391016611" text:style-name="L34">
        <text:list-item>
          <text:p text:style-name="P33"><text:span text:style-name="T24">OPD Reports</text:span></text:p>
          <text:list>
            <text:list-item>
              <text:p text:style-name="P35"><text:s/>OPD General</text:p>
            </text:list-item>
            <text:list-item>
              <text:p text:style-name="P35">Diagnosis report </text:p>
            </text:list-item>
            <text:list-item>
              <text:p text:style-name="P36">Total registered </text:p>
              <text:p text:style-name="P36"/>
            </text:list-item>
          </text:list>
        </text:list-item>
      </text:list>
      <text:list xml:id="list8373863536799171258" text:style-name="L33">
        <text:list-item>
          <text:p text:style-name="P34">ANC Report</text:p>
          <text:list>
            <text:list-item>
              <text:p text:style-name="P37"/>
            </text:list-item>
          </text:list>
        </text:list-item>
        <text:list-item>
          <text:p text:style-name="P34">HTS Report</text:p>
          <text:list>
            <text:list-item>
              <text:p text:style-name="P38">MOH facility report</text:p>
            </text:list-item>
          </text:list>
        </text:list-item>
        <text:list-item>
          <text:p text:style-name="P34">ART Report</text:p>
          <text:list>
            <text:list-item>
              <text:p text:style-name="P37">cohort reported</text:p>
            </text:list-item>
            <text:list-item>
              <text:p text:style-name="P37">disaggregated report</text:p>
            </text:list-item>
          </text:list>
        </text:list-item>
      </text:list>
      <text:p text:style-name="P28"/>
      <text:list xml:id="list101230265701979" text:continue-list="list101229787346800" text:style-name="L17">
        <text:list-item>
          <text:p text:style-name="P15"><text:span text:style-name="T22">Inventory </text:span>management</text:p>
        </text:list-item>
      </text:list>
      <text:list xml:id="list5397614097789544713" text:style-name="L30">
        <text:list-item>
          <text:p text:style-name="P30">HTS programs &gt; administration &gt; inventory &gt; receive/issue/adjustments</text:p>
        </text:list-item>
        <text:list-item>
          <text:p text:style-name="P30">drug management</text:p>
          <text:list>
            <text:list-item>
              <text:p text:style-name="P30">Enter verified physical stock count <text:span text:style-name="T23">&gt; drug name &gt; delivery date &gt; number of units &gt; quantity per unit &gt; expiry date &gt; finish</text:span></text:p>
            </text:list-item>
            <text:list-item>
              <text:p text:style-name="P30">E<text:span text:style-name="T23">nter product relocation/ disposal &gt; select task &gt; destination &gt; date of disposal/relocation &gt; select products &gt; finish &gt; relocation/disposal details</text:span></text:p>
            </text:list-item>
            <text:list-item>
              <text:p text:style-name="P31">Expiring Drugs &gt; <text:span text:style-name="T23">select start date &gt; select end date &gt; finish</text:span></text:p>
            </text:list-item>
            <text:list-item>
              <text:p text:style-name="P30">Drug movement report &gt; select drug &gt; start year &gt; end year <text:span text:style-name="T23">&gt; finish</text:span></text:p>
            </text:list-item>
          </text:list>
        </text:list-item>
      </text:list>
      <text:p text:style-name="P14"/>
      <text:list xml:id="list101230786659982" text:continue-list="list101230265701979" text:style-name="L17">
        <text:list-item>
          <text:p text:style-name="P48"><text:span text:style-name="T17">Hardware, software and network troubleshooting </text:span></text:p>
        </text:list-item>
      </text:list>
      <text:list xml:id="list2700073928081073195" text:style-name="L18">
        <text:list-item>
          <text:p text:style-name="P39"><text:span text:style-name="T2">Resetting printer settings</text:span></text:p>
          <text:list>
            <text:list-item>
              <text:p text:style-name="P56"><text:span text:style-name="T2">Press and hold the green button and let it blink for a couple of times</text:span></text:p>
            </text:list-item>
            <text:list-item>
              <text:p text:style-name="P56"><text:span text:style-name="T2">Switch <text:s/>ff the printer using the switch at the back of the printer and press and hold the green button while you switch it on</text:span></text:p>
            </text:list-item>
          </text:list>
        </text:list-item>
      </text:list>
      <text:list xml:id="list760696198327888004" text:style-name="L6">
        <text:list-header>
          <text:p text:style-name="P50"/>
        </text:list-header>
        <text:list-item>
          <text:p text:style-name="P49"><text:span text:style-name="T11">Replacing ribbons </text:span></text:p>
          <text:list>
            <text:list-item>
              <text:p text:style-name="P49"><text:span text:style-name="T11">open the printer &gt; remove the used rollers &gt; insert a new roller &gt; make sure the ribbon is rotating.</text:span></text:p>
              <text:p text:style-name="P49"/>
            </text:list-item>
          </text:list>
        </text:list-item>
      </text:list>
      <text:p text:style-name="P3"/>
      <text:list xml:id="list101229066506582" text:continue-numbering="true" text:style-name="L6">
        <text:list-item>
          <text:p text:style-name="P49"><text:span text:style-name="T11">Replacing labels</text:span></text:p>
          <text:list>
            <text:list-item>
              <text:p text:style-name="P49"><text:span text:style-name="T11">open the printer &gt; remove the cardboard roller &gt; insert a new roller &gt; make sure the label is rotating.</text:span></text:p>
            </text:list-item>
          </text:list>
        </text:list-item>
      </text:list>
      <text:p text:style-name="P3"/>
      <text:list xml:id="list101229285684756" text:continue-numbering="true" text:style-name="L6">
        <text:list-item>
          <text:p text:style-name="P63"><text:span text:style-name="T21">Rebooting J2s/ EBN and Server</text:span></text:p>
        </text:list-item>
      </text:list>
      <text:list xml:id="list5644189010031212306" text:style-name="L27">
        <text:list-item>
          <text:list>
            <text:list-item>
              <text:p text:style-name="P60"><text:span text:style-name="T11">Press the on and off the power button. The table below shows the location of the power button</text:span></text:p>
            </text:list-item>
          </text:list>
        </text:list-item>
      </text:list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Equipment </text:p>
          </table:table-cell>
          <table:table-cell table:style-name="Table2.B1" office:value-type="string">
            <text:p text:style-name="P4">Location</text:p>
          </table:table-cell>
        </table:table-row>
        <table:table-row>
          <table:table-cell table:style-name="Table2.A2" office:value-type="string">
            <text:p text:style-name="P8">server</text:p>
          </table:table-cell>
          <table:table-cell table:style-name="Table2.B2" office:value-type="string">
            <text:p text:style-name="P8">In front of the server</text:p>
          </table:table-cell>
        </table:table-row>
        <text:soft-page-break/>
        <table:table-row>
          <table:table-cell table:style-name="Table2.A2" office:value-type="string">
            <text:p text:style-name="P8">EBN</text:p>
          </table:table-cell>
          <table:table-cell table:style-name="Table2.B2" office:value-type="string">
            <text:p text:style-name="P7"><text:s/>right side of the <text:span text:style-name="T12">EBN close to the bottom</text:span></text:p>
          </table:table-cell>
        </table:table-row>
        <table:table-row>
          <table:table-cell table:style-name="Table2.A2" office:value-type="string">
            <text:p text:style-name="P8">J2</text:p>
          </table:table-cell>
          <table:table-cell table:style-name="Table2.B2" office:value-type="string">
            <text:p text:style-name="P8">Small button at the bottom of the J2 (press and hold)</text:p>
          </table:table-cell>
        </table:table-row>
      </table:table>
      <text:p text:style-name="P3"/>
      <text:p text:style-name="P5"/>
      <text:list xml:id="list5546001339985997633" text:style-name="L29">
        <text:list-item>
          <text:p text:style-name="P64"><text:span text:style-name="T1">Network troubleshooting</text:span></text:p>
        </text:list-item>
      </text:list>
      <text:p text:style-name="P9">(Note that if none of the solution<text:span text:style-name="T18">s</text:span> resolved the issues, report the issue to help desk)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Commons issues</text:p>
          </table:table-cell>
          <table:table-cell table:style-name="Table3.B1" office:value-type="string">
            <text:p text:style-name="P6">Possible solutions</text:p>
          </table:table-cell>
        </table:table-row>
        <table:table-row>
          <table:table-cell table:style-name="Table3.A2" office:value-type="string">
            <text:p text:style-name="P10">Unable to connect</text:p>
          </table:table-cell>
          <table:table-cell table:style-name="Table3.B2" office:value-type="string">
            <text:p text:style-name="P10">Check if the lights on the networking port are blinking, if not</text:p>
            <text:list xml:id="list6402038490921578521" text:style-name="L9">
              <text:list-item>
                <text:p text:style-name="P51">make sure the cable is properly inserted <text:span text:style-name="T13">both to the j2 and data socket</text:span></text:p>
              </text:list-item>
              <text:list-item>
                <text:p text:style-name="P52">restart the J2</text:p>
              </text:list-item>
              <text:list-item>
                <text:p text:style-name="P51"><text:span text:style-name="T13">replace the cable</text:span> </text:p>
              </text:list-item>
              <text:list-item>
                <text:p text:style-name="P52">when all j2s are unable to connect to the network. Check if the server is on and if it is on, restart the server.</text:p>
              </text:list-item>
              <text:list-item>
                <text:p text:style-name="P52">Check server to switch connection</text:p>
                <text:p text:style-name="P52"><text:s/></text:p>
              </text:list-item>
            </text:list>
          </table:table-cell>
        </table:table-row>
        <table:table-row>
          <table:table-cell table:style-name="Table3.A2" office:value-type="string">
            <text:p text:style-name="P10">J2 freezing</text:p>
          </table:table-cell>
          <table:table-cell table:style-name="Table3.B2" office:value-type="string">
            <text:list xml:id="list6799601672790180664" text:style-name="L10">
              <text:list-item>
                <text:p text:style-name="P53">Restart the J2</text:p>
              </text:list-item>
            </text:list>
          </table:table-cell>
        </table:table-row>
        <table:table-row>
          <table:table-cell table:style-name="Table3.A2" office:value-type="string">
            <text:p text:style-name="P10">Unable to print</text:p>
          </table:table-cell>
          <table:table-cell table:style-name="Table3.B2" office:value-type="string">
            <text:list xml:id="list2486273292340991901" text:style-name="L28">
              <text:list-item>
                <text:p text:style-name="P61">Restart the printer and J2</text:p>
              </text:list-item>
              <text:list-item>
                <text:p text:style-name="P62"><text:span text:style-name="T18">Check if the ribbon and label is available in the printer</text:span></text:p>
              </text:list-item>
            </text:list>
          </table:table-cell>
        </table:table-row>
        <table:table-row>
          <table:table-cell table:style-name="Table3.A2" office:value-type="string">
            <text:p text:style-name="P11">J2 not booting</text:p>
          </table:table-cell>
          <table:table-cell table:style-name="Table3.B2" office:value-type="string">
            <text:list xml:id="list9177160040351715988" text:style-name="L12">
              <text:list-item>
                <text:p text:style-name="P54">Make sure that the <text:span text:style-name="T18">light in the power supply is on.</text:span></text:p>
              </text:list-item>
            </text:list>
          </table:table-cell>
        </table:table-row>
      </table:table>
      <text:p text:style-name="P55"/>
      <text:p text:style-name="P2"/>
      <text:list xml:id="list8494678782096281445" text:style-name="L15">
        <text:list-header>
          <text:p text:style-name="P21"/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4:15:16.599156833</meta:creation-date>
    <dc:date>2017-11-03T10:12:28.535528257</dc:date>
    <meta:editing-duration>PT39M38S</meta:editing-duration>
    <meta:editing-cycles>10</meta:editing-cycles>
    <meta:generator>LibreOffice/5.1.6.2$Linux_X86_64 LibreOffice_project/10m0$Build-2</meta:generator>
    <meta:document-statistic meta:table-count="2" meta:image-count="0" meta:object-count="0" meta:page-count="3" meta:paragraph-count="84" meta:word-count="650" meta:character-count="3502" meta:non-whitespace-character-count="2973"/>
  </office:meta>
</office:document-meta>
</file>